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4" table:default-cell-style-name="ce7"/>
        <table:table-column table:style-name="co5" table:number-columns-repeated="2" table:default-cell-style-name="ce7"/>
        <table:table-column table:style-name="co5" table:default-cell-style-name="ce4"/>
        <table:table-column table:style-name="co5" table:default-cell-style-name="ce9"/>
        <table:table-column table:style-name="co6" table:default-cell-style-name="ce9"/>
        <table:table-column table:style-name="co6" table:default-cell-style-name="Default"/>
        <table:table-row table:style-name="ro1">
          <table:table-cell office:value-type="string">
            <text:p>Benzene, Bluegene/P, X10 2.0.5.1 (SVN HEAD) </text:p>
          </table:table-cell>
          <table:table-cell table:number-columns-repeated="12"/>
        </table:table-row>
        <table:table-row table:style-name="ro1">
          <table:table-cell office:value-type="string">
            <text:p>G Matrix scheme 11</text:p>
          </table:table-cell>
          <table:table-cell table:number-columns-repeated="11"/>
          <table:table-cell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number-columns-repeated="11"/>
          <table:table-cell office:value-type="float" office:value="-229.419368">
            <text:p>-229.42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compute</text:p>
          </table:table-cell>
          <table:covered-table-cell/>
          <table:table-cell table:style-name="ce8" office:value-type="string" table:number-columns-spanned="2" table:number-rows-spanned="1">
            <text:p>setup</text:p>
          </table:table-cell>
          <table:covered-table-cell/>
          <table:table-cell table:style-name="ce8" office:value-type="string" table:number-columns-spanned="2" table:number-rows-spanned="1">
            <text:p>sum</text:p>
          </table:table-cell>
          <table:covered-table-cell/>
          <table:table-cell table:style-name="ce8" office:value-type="string" table:number-columns-spanned="2" table:number-rows-spanned="1">
            <text:p>Non-compute</text:p>
          </table:table-cell>
          <table:covered-table-cell/>
          <table:table-cell table:style-name="ce11" office:value-type="string" table:number-columns-spanned="2" table:number-rows-spanned="1">
            <text:p>total</text:p>
          </table:table-cell>
          <table:covered-table-cell/>
          <table:table-cell table:style-name="ce12" office:value-type="string" table:number-columns-spanned="2" table:number-rows-spanned="1">
            <text:p>time from start</text:p>
          </table:table-cell>
          <table:covered-table-cell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  <table:table-cell table:style-name="ce3" office:value-type="string">
            <text:p>sto-3g</text:p>
          </table:table-cell>
          <table:table-cell office:value-type="string">
            <text:p>3-21g</text:p>
          </table:table-cell>
          <table:table-cell table:style-name="ce9" office:value-type="string">
            <text:p>sto-3g</text:p>
          </table:table-cell>
          <table:table-cell table:style-name="ce10" office:value-type="string">
            <text:p>3-21g</text:p>
          </table:table-cell>
          <table:table-cell table:style-name="ce10" office:value-type="string">
            <text:p>sto-3g</text:p>
          </table:table-cell>
          <table:table-cell table:style-name="ce10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  <table:table-cell table:style-name="ce3" office:value-type="string">
            <text:p>sto-3g</text:p>
          </table:table-cell>
          <table:table-cell table:style-name="ce3" office:value-type="string">
            <text:p>3-21g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office:value-type="float" office:value="5.5">
            <text:p>5.5</text:p>
          </table:table-cell>
          <table:table-cell office:value-type="float" office:value="5.52">
            <text:p>5.5</text:p>
          </table:table-cell>
          <table:table-cell office:value-type="float" office:value="4.05">
            <text:p>4.050</text:p>
          </table:table-cell>
          <table:table-cell office:value-type="float" office:value="7.78">
            <text:p>7.780</text:p>
          </table:table-cell>
          <table:table-cell office:value-type="float" office:value="3.24">
            <text:p>3.240</text:p>
          </table:table-cell>
          <table:table-cell office:value-type="float" office:value="27">
            <text:p>27.000</text:p>
          </table:table-cell>
          <table:table-cell table:formula="of:=[.D6]+[.F6]" office:value-type="float" office:value="7.29">
            <text:p>7.290</text:p>
          </table:table-cell>
          <table:table-cell table:formula="of:=[.E6]+[.G6]" office:value-type="float" office:value="34.78">
            <text:p>34.780</text:p>
          </table:table-cell>
          <table:table-cell table:formula="of:=[.H6]+[.B6]" office:value-type="float" office:value="12.79">
            <text:p>12.8</text:p>
          </table:table-cell>
          <table:table-cell table:style-name="ce4" table:formula="of:=[.I6]+[.C6]" office:value-type="float" office:value="40.3">
            <text:p>40.3</text:p>
          </table:table-cell>
          <table:table-cell office:value-type="float" office:value="100.5">
            <text:p>100.5</text:p>
          </table:table-cell>
          <table:table-cell/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float" office:value="7.88">
            <text:p>7.9</text:p>
          </table:table-cell>
          <table:table-cell office:value-type="float" office:value="8.26">
            <text:p>8.3</text:p>
          </table:table-cell>
          <table:table-cell office:value-type="float" office:value="1.6">
            <text:p>1.600</text:p>
          </table:table-cell>
          <table:table-cell office:value-type="float" office:value="3.84">
            <text:p>3.840</text:p>
          </table:table-cell>
          <table:table-cell office:value-type="float" office:value="2">
            <text:p>2.000</text:p>
          </table:table-cell>
          <table:table-cell office:value-type="float" office:value="6.69">
            <text:p>6.690</text:p>
          </table:table-cell>
          <table:table-cell table:formula="of:=[.D7]+[.F7]" office:value-type="float" office:value="3.6">
            <text:p>3.600</text:p>
          </table:table-cell>
          <table:table-cell table:formula="of:=[.E7]+[.G7]" office:value-type="float" office:value="10.53">
            <text:p>10.530</text:p>
          </table:table-cell>
          <table:table-cell table:formula="of:=[.H7]+[.B7]" office:value-type="float" office:value="11.48">
            <text:p>11.5</text:p>
          </table:table-cell>
          <table:table-cell table:style-name="ce4" table:formula="of:=[.I7]+[.C7]" office:value-type="float" office:value="18.79">
            <text:p>18.8</text:p>
          </table:table-cell>
          <table:table-cell office:value-type="float" office:value="91.1">
            <text:p>91.1</text:p>
          </table:table-cell>
          <table:table-cell office:value-type="float" office:value="278.8">
            <text:p>278.8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13.4">
            <text:p>13.4</text:p>
          </table:table-cell>
          <table:table-cell office:value-type="float" office:value="0.793">
            <text:p>0.793</text:p>
          </table:table-cell>
          <table:table-cell office:value-type="float" office:value="1.91">
            <text:p>1.910</text:p>
          </table:table-cell>
          <table:table-cell office:value-type="float" office:value="0.996">
            <text:p>0.996</text:p>
          </table:table-cell>
          <table:table-cell office:value-type="float" office:value="3.33">
            <text:p>3.330</text:p>
          </table:table-cell>
          <table:table-cell table:formula="of:=[.D8]+[.F8]" office:value-type="float" office:value="1.789">
            <text:p>1.789</text:p>
          </table:table-cell>
          <table:table-cell table:formula="of:=[.E8]+[.G8]" office:value-type="float" office:value="5.24">
            <text:p>5.240</text:p>
          </table:table-cell>
          <table:table-cell table:formula="of:=[.H8]+[.B8]" office:value-type="float" office:value="16.189">
            <text:p>16.2</text:p>
          </table:table-cell>
          <table:table-cell table:style-name="ce4" table:formula="of:=[.I8]+[.C8]" office:value-type="float" office:value="18.64">
            <text:p>18.6</text:p>
          </table:table-cell>
          <table:table-cell office:value-type="float" office:value="124.1">
            <text:p>124.1</text:p>
          </table:table-cell>
          <table:table-cell office:value-type="float" office:value="276.2">
            <text:p>276.2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.2">
            <text:p>20.2</text:p>
          </table:table-cell>
          <table:table-cell office:value-type="float" office:value="18.9">
            <text:p>18.9</text:p>
          </table:table-cell>
          <table:table-cell office:value-type="float" office:value="0.392">
            <text:p>0.392</text:p>
          </table:table-cell>
          <table:table-cell office:value-type="float" office:value="0.95">
            <text:p>0.950</text:p>
          </table:table-cell>
          <table:table-cell office:value-type="float" office:value="0.497">
            <text:p>0.497</text:p>
          </table:table-cell>
          <table:table-cell office:value-type="float" office:value="0.166">
            <text:p>0.166</text:p>
          </table:table-cell>
          <table:table-cell table:formula="of:=[.D9]+[.F9]" office:value-type="float" office:value="0.889">
            <text:p>0.889</text:p>
          </table:table-cell>
          <table:table-cell table:formula="of:=[.E9]+[.G9]" office:value-type="float" office:value="1.116">
            <text:p>1.116</text:p>
          </table:table-cell>
          <table:table-cell table:formula="of:=[.H9]+[.B9]" office:value-type="float" office:value="21.089">
            <text:p>21.1</text:p>
          </table:table-cell>
          <table:table-cell table:style-name="ce4" table:formula="of:=[.I9]+[.C9]" office:value-type="float" office:value="20.016">
            <text:p>20.0</text:p>
          </table:table-cell>
          <table:table-cell office:value-type="float" office:value="158.3">
            <text:p>158.3</text:p>
          </table:table-cell>
          <table:table-cell office:value-type="float" office:value="313.5">
            <text:p>313.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7.8">
            <text:p>37.8</text:p>
          </table:table-cell>
          <table:table-cell office:value-type="float" office:value="33.8">
            <text:p>33.8</text:p>
          </table:table-cell>
          <table:table-cell office:value-type="float" office:value="0.192">
            <text:p>0.192</text:p>
          </table:table-cell>
          <table:table-cell office:value-type="float" office:value="0.47">
            <text:p>0.470</text:p>
          </table:table-cell>
          <table:table-cell office:value-type="float" office:value="0.248">
            <text:p>0.248</text:p>
          </table:table-cell>
          <table:table-cell office:value-type="float" office:value="0.827">
            <text:p>0.827</text:p>
          </table:table-cell>
          <table:table-cell table:formula="of:=[.D10]+[.F10]" office:value-type="float" office:value="0.44">
            <text:p>0.440</text:p>
          </table:table-cell>
          <table:table-cell table:formula="of:=[.E10]+[.G10]" office:value-type="float" office:value="1.297">
            <text:p>1.297</text:p>
          </table:table-cell>
          <table:table-cell table:formula="of:=[.H10]+[.B10]" office:value-type="float" office:value="38.24">
            <text:p>38.2</text:p>
          </table:table-cell>
          <table:table-cell table:style-name="ce4" table:formula="of:=[.I10]+[.C10]" office:value-type="float" office:value="35.097">
            <text:p>35.1</text:p>
          </table:table-cell>
          <table:table-cell office:value-type="float" office:value="278.6">
            <text:p>278.6</text:p>
          </table:table-cell>
          <table:table-cell office:value-type="string">
            <text:p>crashed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53.1">
            <text:p>53.1</text:p>
          </table:table-cell>
          <table:table-cell office:value-type="float" office:value="51.4">
            <text:p>51.4</text:p>
          </table:table-cell>
          <table:table-cell office:value-type="float" office:value="0.75">
            <text:p>0.750</text:p>
          </table:table-cell>
          <table:table-cell office:value-type="float" office:value="0.189">
            <text:p>0.189</text:p>
          </table:table-cell>
          <table:table-cell office:value-type="float" office:value="0.1">
            <text:p>0.100</text:p>
          </table:table-cell>
          <table:table-cell office:value-type="float" office:value="0.336">
            <text:p>0.336</text:p>
          </table:table-cell>
          <table:table-cell table:formula="of:=[.D11]+[.F11]" office:value-type="float" office:value="0.85">
            <text:p>0.850</text:p>
          </table:table-cell>
          <table:table-cell table:formula="of:=[.E11]+[.G11]" office:value-type="float" office:value="0.525">
            <text:p>0.525</text:p>
          </table:table-cell>
          <table:table-cell table:formula="of:=[.H11]+[.B11]" office:value-type="float" office:value="53.95">
            <text:p>54.0</text:p>
          </table:table-cell>
          <table:table-cell table:style-name="ce4" table:formula="of:=[.I11]+[.C11]" office:value-type="float" office:value="51.925">
            <text:p>51.9</text:p>
          </table:table-cell>
          <table:table-cell office:value-type="float" office:value="381.7">
            <text:p>381.7</text:p>
          </table:table-cell>
          <table:table-cell office:value-type="string">
            <text:p>crashed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61.3">
            <text:p>61.3</text:p>
          </table:table-cell>
          <table:table-cell office:value-type="float" office:value="70">
            <text:p>70.0</text:p>
          </table:table-cell>
          <table:table-cell office:value-type="float" office:value="0.32">
            <text:p>0.320</text:p>
          </table:table-cell>
          <table:table-cell office:value-type="float" office:value="0.0837">
            <text:p>0.084</text:p>
          </table:table-cell>
          <table:table-cell office:value-type="float" office:value="0.461">
            <text:p>0.461</text:p>
          </table:table-cell>
          <table:table-cell office:value-type="float" office:value="0.155">
            <text:p>0.155</text:p>
          </table:table-cell>
          <table:table-cell table:formula="of:=[.D12]+[.F12]" office:value-type="float" office:value="0.781">
            <text:p>0.781</text:p>
          </table:table-cell>
          <table:table-cell table:formula="of:=[.E12]+[.G12]" office:value-type="float" office:value="0.2387">
            <text:p>0.239</text:p>
          </table:table-cell>
          <table:table-cell table:formula="of:=[.H12]+[.B12]" office:value-type="float" office:value="62.081">
            <text:p>62.1</text:p>
          </table:table-cell>
          <table:table-cell table:style-name="ce4" table:formula="of:=[.I12]+[.C12]" office:value-type="float" office:value="70.2387">
            <text:p>70.2</text:p>
          </table:table-cell>
          <table:table-cell office:value-type="float" office:value="437.7">
            <text:p>437.7</text:p>
          </table:table-cell>
          <table:table-cell office:value-type="string">
            <text:p>crashed</text:p>
          </table:table-cell>
        </table:table-row>
        <table:table-row table:style-name="ro1">
          <table:table-cell>
            <draw:frame table:end-cell-address="Sheet5.J31" table:end-x="0.275cm" table:end-y="0.002cm" draw:z-index="0" draw:style-name="gr1" svg:width="16.312cm" svg:height="7.839cm" svg:x="0.212cm" svg:y="0.261cm">
              <draw:object draw:notify-on-update-of-ranges="Sheet5.A7:Sheet5.A12 Sheet5.B5:Sheet5.B5 Sheet5.B7:Sheet5.B12 Sheet5.A7:Sheet5.A12 Sheet5.H4:Sheet5.H4 Sheet5.H7:Sheet5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>
            <draw:frame table:end-cell-address="Sheet5.J51" table:end-x="0.303cm" table:end-y="0.135cm" draw:z-index="1" draw:style-name="gr1" svg:width="16.227cm" svg:height="9.057cm" svg:x="0.325cm" svg:y="0.075cm">
              <draw:object draw:notify-on-update-of-ranges="Sheet5.A7:Sheet5.A12 Sheet5.C5:Sheet5.C5 Sheet5.C7:Sheet5.C12 Sheet5.A7:Sheet5.A12 Sheet5.H4:Sheet5.H4 Sheet5.I7:Sheet5.I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3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/08/2010</text:date>, <text:time>22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8-13T22:29:27</dc:date>
    <meta:print-date>2010-08-05T14:31:33</meta:print-date>
    <meta:editing-cycles>99</meta:editing-cycles>
    <meta:editing-duration>PT1204H51M49S</meta:editing-duration>
    <dc:creator>Josh Milthorpe</dc:creator>
    <meta:document-statistic meta:table-count="5" meta:cell-count="36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13cm" svg:height="7.84cm" xlink:href=".." chart:class="chart:scatter" chart:style-name="ch1">
        <chart:legend chart:legend-position="end" svg:x="13.529cm" svg:y="3.45cm" chart:style-name="ch2"/>
        <chart:plot-area chart:style-name="ch3" table:cell-range-address="Sheet5.A7:Sheet5.B12 Sheet5.B5:Sheet5.B5 Sheet5.H4:Sheet5.H4 Sheet5.H7:Sheet5.H12" chart:data-source-has-labels="row" svg:x="0.325cm" svg:y="0.155cm" svg:width="12.878cm" svg:height="7.3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7:Sheet5.B12" chart:label-cell-address="Sheet5.B5:Sheet5.B5" chart:class="chart:scatter">
            <chart:domain table:cell-range-address="Sheet5.A7:Sheet5.A12"/>
            <chart:data-point chart:repeated="6"/>
          </chart:series>
          <chart:series chart:style-name="ch8" chart:values-cell-range-address="Sheet5.H7:Sheet5.H12" chart:label-cell-address="Sheet5.H4:Sheet5.H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B5:Sheet5.B5">sto-3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 text:id="Sheet5.A7:Sheet5.A12">32</text:p>
              </table:table-cell>
              <table:table-cell office:value-type="float" office:value="7.88">
                <text:p text:id="Sheet5.B7:Sheet5.B12">7.88</text:p>
              </table:table-cell>
              <table:table-cell office:value-type="float" office:value="3.6">
                <text:p text:id="Sheet5.H7:Sheet5.H12">3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0.2">
                <text:p>20.2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.8">
                <text:p>37.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.1">
                <text:p>53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1.3">
                <text:p>61.3</text:p>
              </table:table-cell>
              <table:table-cell office:value-type="float" office:value="0.781">
                <text:p>0.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28cm" svg:height="9.058cm" xlink:href=".." chart:class="chart:scatter" chart:style-name="ch1">
        <chart:legend chart:legend-position="end" svg:x="13.444cm" svg:y="4.059cm" chart:style-name="ch2"/>
        <chart:plot-area chart:style-name="ch3" table:cell-range-address="Sheet5.A7:Sheet5.A12 Sheet5.C5:Sheet5.C5 Sheet5.C7:Sheet5.C12 Sheet5.H4:Sheet5.H4 Sheet5.I7:Sheet5.I12" chart:data-source-has-labels="row" svg:x="0.106cm" svg:y="0.238cm" svg:width="13.16cm" svg:height="8.6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C7:Sheet5.C12" chart:label-cell-address="Sheet5.C5:Sheet5.C5" chart:class="chart:scatter">
            <chart:domain table:cell-range-address="Sheet5.A7:Sheet5.A12"/>
            <chart:data-point chart:repeated="6"/>
          </chart:series>
          <chart:series chart:style-name="ch8" chart:values-cell-range-address="Sheet5.I7:Sheet5.I12" chart:label-cell-address="Sheet5.H4:Sheet5.H4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5.C5:Sheet5.C5">3-21g</text:p>
              </table:table-cell>
              <table:table-cell office:value-type="string">
                <text:p text:id="Sheet5.H4:Sheet5.H4">Non-compu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 text:id="Sheet5.A7:Sheet5.A12">32</text:p>
              </table:table-cell>
              <table:table-cell office:value-type="float" office:value="8.26">
                <text:p text:id="Sheet5.C7:Sheet5.C12">8.26</text:p>
              </table:table-cell>
              <table:table-cell office:value-type="float" office:value="10.53">
                <text:p text:id="Sheet5.I7:Sheet5.I12">10.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3.4">
                <text:p>13.4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.9">
                <text:p>18.9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.8">
                <text:p>33.8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1.4">
                <text:p>51.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0.2387">
                <text:p>0.2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